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07c08" officeooo:paragraph-rsid="00107c08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0524" officeooo:paragraph-rsid="00120524" fo:background-color="#ff8000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3262c" officeooo:paragraph-rsid="0013262c" fo:background-color="#ff8000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58660" officeooo:paragraph-rsid="00158660" fo:background-color="#ff800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20524" officeooo:paragraph-rsid="00120524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20524" officeooo:paragraph-rsid="00120524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2pt" fo:font-style="normal" style:text-underline-style="none" fo:font-weight="normal" officeooo:rsid="0013262c" officeooo:paragraph-rsid="001326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2pt" fo:font-style="normal" style:text-underline-style="none" fo:font-weight="normal" officeooo:rsid="00158660" officeooo:paragraph-rsid="0015866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0pt" fo:font-style="normal" style:text-underline-style="none" fo:font-weight="normal" officeooo:rsid="00158660" officeooo:paragraph-rsid="00158660" fo:background-color="#b4c7dc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07c08"/>
    </style:style>
    <style:style style:name="T3" style:family="text">
      <style:text-properties style:font-name="Bitstream Vera Sans Mono" fo:font-style="normal" style:font-style-asian="normal" style:font-style-complex="normal"/>
    </style:style>
    <style:style style:name="T4" style:family="text">
      <style:text-properties style:font-name="Bitstream Vera Sans Mono" fo:font-style="normal" officeooo:rsid="0014d142" style:font-style-asian="normal" style:font-style-complex="normal"/>
    </style:style>
    <style:style style:name="T5" style:family="text">
      <style:text-properties style:font-name="Bitstream Vera Sans Mono" officeooo:rsid="0014d14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4534" style:font-weight-asian="bold" style:font-weight-complex="bold"/>
    </style:style>
    <style:style style:name="T8" style:family="text">
      <style:text-properties officeooo:rsid="001745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ias estelares</text:p>
      <text:p text:style-name="P1"><text:span text:style-name="T1">O guia estelar de </text:span><text:span text:style-name="T2">CSS</text:span></text:p>
      <text:p text:style-name="P4">Abertura</text:p>
      <text:list xml:id="list3299263491" text:style-name="L1">
        <text:list-item>
          <text:p text:style-name="P5">Abertura:</text:p>
        </text:list-item>
      </text:list>
      <text:p text:style-name="P8">Fundamentos do CSS, como funciona, o que é, para que serve, como fuciona a escrita e aplicação do CSS no HTML, conceitos básicos como cascata, especificidades, seletores e mais.</text:p>
      <text:p text:style-name="P8"/>
      <text:list xml:id="list122254969696553" text:continue-numbering="true" text:style-name="L1">
        <text:list-item>
          <text:p text:style-name="P5">Conhecendo o CSS</text:p>
        </text:list-item>
      </text:list>
      <text:p text:style-name="P10">O que siginifica CSS?</text:p>
      <text:p text:style-name="P8">É uma forma de escrever uma folha de estilo em cascata (Cascading Style Sheet). Código para criar estilos no HTML. HTML é a estrutura e o CSS é a beleza. Não é uma linguagem de programação, mas sim uma linguagem style sheet.</text:p>
      <text:p text:style-name="P8"/>
      <text:list xml:id="list122254384939086" text:continue-numbering="true" text:style-name="L1">
        <text:list-item>
          <text:p text:style-name="P6">Comentários</text:p>
        </text:list-item>
      </text:list>
      <text:p text:style-name="P9">* Não irá afetar o seu código;</text:p>
      <text:p text:style-name="P9">* Ajuda a lembrar blocos de códigos;</text:p>
      <text:p text:style-name="P3"><text:span text:style-name="T1">* </text:span><text:span text:style-name="T5">D</text:span><text:span text:style-name="T1">eixa dicas para leitura;</text:span></text:p>
      <text:p text:style-name="P9">* Ajuda outros a entenderem;</text:p>
      <text:p text:style-name="P9">* Nunca esqueça de fechar um comentário aberto;</text:p>
      <text:p text:style-name="P3"><text:span text:style-name="T1">* Comentários começam com </text:span><text:span text:style-name="T3">‘/*’ e terminam com ‘*/’;</text:span></text:p>
      <text:p text:style-name="P3"><text:span text:style-name="T3">* </text:span><text:span text:style-name="T4">Você pode usar para desabilitar partes do seu código;</text:span></text:p>
      <text:p text:style-name="P11"/>
      <text:list xml:id="list122253572698116" text:continue-numbering="true" text:style-name="L1">
        <text:list-item>
          <text:p text:style-name="P7">Anatomia</text:p>
        </text:list-item>
      </text:list>
      <text:p text:style-name="P12">css</text:p>
      <text:p text:style-name="P13">h1 {</text:p>
      <text:p text:style-name="P13"><text:tab/>color: blue;</text:p>
      <text:p text:style-name="P13"><text:tab/>font-size: 60px;</text:p>
      <text:p text:style-name="P13"><text:tab/>background: gray;</text:p>
      <text:p text:style-name="P13">}</text:p>
      <text:p text:style-name="P12"/>
      <text:p text:style-name="P12"><text:span text:style-name="T6">Selector - h1</text:span>: irá procurar todas as Tags h1 que tiver no seu documento html e aplicará as propriedades que foram colocadas no seu CSS.</text:p>
      <text:p text:style-name="P12"><text:span text:style-name="T6">Declararion - </text:span><text:span text:style-name="T7">{}:</text:span><text:span text:style-name="T8"> Tudo que está entre as chaves {}.</text:span></text:p>
      <text:p text:style-name="P12"><text:span text:style-name="T6">Properties – </text:span><text:span text:style-name="T7">color, font-size, background:</text:span><text:span text:style-name="T8"> elementos que serão alterados no html.</text:span></text:p>
      <text:p text:style-name="P12"><text:span text:style-name="T6">Property Value – </text:span><text:span text:style-name="T7">blue, 60px, gray:</text:span><text:span text:style-name="T8"> Caracteríticas/valores aplicadas.</text:span></text:p>
      <text:p text:style-name="P12"/>
      <text:list xml:id="list122254538050986" text:continue-numbering="true" text:style-name="L1"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Bitstream Vera Sans Mono" fo:font-family="'Bitstream Vera Sans Mono'" style:font-family-generic="modern" style:font-pitch="fixed" fo:font-size="12pt" fo:background-color="#ff8000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1:25:07.830627252</meta:creation-date>
    <dc:date>2021-03-24T12:22:53.275189495</dc:date>
    <meta:editing-duration>PT13M50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28" meta:word-count="207" meta:character-count="1185" meta:non-whitespace-character-count="1005"/>
  </office:meta>
</office:document-meta>
</file>